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1900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Copperplate Gothic Bold" fo:font-size="26pt" style:font-size-asian="26pt" style:font-size-complex="26pt"/>
    </style:style>
    <style:style style:name="P5" style:family="paragraph" style:parent-style-name="Standard" style:master-page-name="Standard">
      <style:paragraph-properties style:page-number="1"/>
      <style:text-properties style:font-name="Copperplate Gothic Bold" fo:font-size="26pt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GRATULATIONS FROM GNITS!!</text:p>
      <text:p text:style-name="Standard"/>
      <text:p text:style-name="Standard"/>
      <text:p text:style-name="P2">TO:</text:p>
      <text:p text:style-name="P2">Kiran k with ID: 101</text:p>
      <text:p text:style-name="P2"/>
      <text:p text:style-name="P2">for getting placed into</text:p>
      <text:p text:style-name="P2"/>
      <text:p text:style-name="P3">“Microsoft“</text:p>
      <text:p text:style-name="P2"/>
      <text:p text:style-name="P2">as a Software developer</text:p>
      <text:p text:style-name="P2"/>
      <text:p text:style-name="P1">We're really happy for you and wish All the very Best for your future endeavours.Hearty congratulations!</text:p>
      <text:p text:style-name="P5">CONGRATULATIONS FROM GNITS!!</text:p>
      <text:p text:style-name="Standard"/>
      <text:p text:style-name="Standard"/>
      <text:p text:style-name="P2">TO:</text:p>
      <text:p text:style-name="P2">Shruthi with ID: 351</text:p>
      <text:p text:style-name="P2"/>
      <text:p text:style-name="P2">for getting placed into</text:p>
      <text:p text:style-name="P2"/>
      <text:p text:style-name="P3">“Accenture“</text:p>
      <text:p text:style-name="P2"/>
      <text:p text:style-name="P2">as a Marketing chairperson</text:p>
      <text:p text:style-name="P2"/>
      <text:p text:style-name="P1">We're really happy for you and wish All the very Best for your future endeavours.Hearty congratulations!</text:p>
      <text:p text:style-name="P5">CONGRATULATIONS FROM GNITS!!</text:p>
      <text:p text:style-name="Standard"/>
      <text:p text:style-name="Standard"/>
      <text:p text:style-name="P2">TO:</text:p>
      <text:p text:style-name="P2">Srinivasan with ID: 456</text:p>
      <text:p text:style-name="P2"/>
      <text:p text:style-name="P2">for getting placed into</text:p>
      <text:p text:style-name="P2"/>
      <text:p text:style-name="P3">“Intel“</text:p>
      <text:p text:style-name="P2"/>
      <text:p text:style-name="P2">as a Product manager</text:p>
      <text:p text:style-name="P2"/>
      <text:p text:style-name="P1">We're really happy for you and wish All the very Best for your future endeavours.Hearty congratulations!</text:p>
      <text:p text:style-name="P5">CONGRATULATIONS FROM GNITS!!</text:p>
      <text:p text:style-name="Standard"/>
      <text:p text:style-name="Standard"/>
      <text:p text:style-name="P2">TO:</text:p>
      <text:p text:style-name="P2">Sai with ID: 512</text:p>
      <text:p text:style-name="P2"/>
      <text:p text:style-name="P2">for getting placed into</text:p>
      <text:p text:style-name="P2"/>
      <text:p text:style-name="P3">“Google“</text:p>
      <text:p text:style-name="P2"/>
      <text:p text:style-name="P2">as a HR</text:p>
      <text:p text:style-name="P2"/>
      <text:p text:style-name="P1">We're really happy for you and wish All the very Best for your future endeavours.Hearty congratulations!</text:p>
      <text:p text:style-name="P5">CONGRATULATIONS FROM GNITS!!</text:p>
      <text:p text:style-name="Standard"/>
      <text:p text:style-name="Standard"/>
      <text:p text:style-name="P2">TO:</text:p>
      <text:p text:style-name="P2">Priya with ID: 678</text:p>
      <text:p text:style-name="P2"/>
      <text:p text:style-name="P2">for getting placed into</text:p>
      <text:p text:style-name="P2"/>
      <text:p text:style-name="P3">“TCS“</text:p>
      <text:p text:style-name="P2"/>
      <text:p text:style-name="P2">as a Team lead</text:p>
      <text:p text:style-name="P2"/>
      <text:p text:style-name="P1">We're really happy for you and wish All the very Best for your future endeavours.Hearty congratulation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gasaisriya </meta:initial-creator>
    <meta:creation-date>2020-10-07T15:11:39.83</meta:creation-date>
    <dc:date>2020-10-07T15:58:11.70</dc:date>
    <dc:creator>nagasaisriya </dc:creator>
    <meta:editing-duration>PT37M26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9" meta:paragraph-count="35" meta:word-count="170" meta:character-count="1019"/>
  </office:meta>
</office:document-meta>
</file>